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b8c" officeooo:paragraph-rsid="0001eb8c"/>
    </style:style>
    <style:style style:name="P2" style:family="paragraph" style:parent-style-name="Preformatted_20_Text">
      <style:text-properties fo:font-variant="normal" fo:text-transform="none" fo:color="#222222" style:font-name="inherit" fo:font-size="21pt" fo:letter-spacing="normal" fo:language="de" fo:country="DE" fo:font-style="normal" fo:font-weight="normal" officeooo:rsid="0001eb8c" officeooo:paragraph-rsid="0001eb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tw-target-text"/>Gaskammer</text:p>
      <text:p text:style-name="P2"><text:bookmark text:name="tw-target-text1"/>Schießereien</text:p>
      <text:p text:style-name="P2"><text:bookmark text:name="tw-target-text2"/>Bier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3-05T13:05:10</dc:date>
    <meta:editing-duration>PT48S</meta:editing-duration>
    <meta:editing-cycles>2</meta:editing-cycles>
    <meta:document-statistic meta:table-count="0" meta:image-count="0" meta:object-count="0" meta:page-count="1" meta:paragraph-count="3" meta:word-count="3" meta:character-count="25" meta:non-whitespace-character-count="25"/>
  </office:meta>
</office:document-meta>
</file>